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472116261763225" calcext:value-type="percentage">
            <text:p>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07" calcext:value-type="date" table:number-columns-spanned="4" table:number-rows-spanned="1">
            <text:p>Monday, February 7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0.0472116261763225" calcext:value-type="percentage">
            <text:p>5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285243055555556" calcext:value-type="percentage">
            <text:p>29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9" calcext:value-type="float">
            <text:p>9</text:p>
          </table:table-cell>
          <table:table-cell table:style-name="ce120" table:content-validation-name="val1" table:formula="of:=SUM([.J12:.J21])" office:value-type="float" office:value="27" calcext:value-type="float">
            <text:p>2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340625" calcext:value-type="percentage">
            <text:p>34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4375" calcext:value-type="percentage">
            <text:p>44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36" calcext:value-type="float">
            <text:p>36</text:p>
          </table:table-cell>
          <table:table-cell table:style-name="ce120" table:content-validation-name="val1" table:formula="of:=SUM([.J23:.J29])" office:value-type="float" office:value="48" calcext:value-type="float">
            <text:p>4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18" calcext:value-type="float">
            <text:p>1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18" calcext:value-type="float">
            <text:p>18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2:.G70];[.E52:.E70])/SUM([.E52:.E70])" office:value-type="percentage" office:value="0.0487528716770594" calcext:value-type="percentage">
            <text:p>5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208787878787879" calcext:value-type="percentage">
            <text:p>21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7" calcext:value-type="float">
            <text:p>7</text:p>
          </table:table-cell>
          <table:table-cell table:style-name="ce121" table:content-validation-name="val1" table:formula="of:=IF(ISNUMBER([.E54]);[.E54]-[.I54]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1" calcext:value-type="float">
            <text:p>1</text:p>
          </table:table-cell>
          <table:table-cell table:style-name="ce121" table:content-validation-name="val1" table:formula="of:=IF(ISNUMBER([.E55]);[.E55]-[.I55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64:.G69];[.E64:.E69])/SUM([.E64:.E69])" office:value-type="percentage" office:value="0.01" calcext:value-type="percentage">
            <text:p>1%</text:p>
          </table:table-cell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0:25:12.7427381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3M18S</meta:editing-duration>
    <meta:editing-cycles>260</meta:editing-cycles>
    <meta:generator>LibreOffice/7.2.2.2$Linux_X86_64 LibreOffice_project/20$Build-2</meta:generator>
    <dc:date>2022-02-07T10:25:54.429030627</dc:date>
    <meta:document-statistic meta:table-count="1" meta:cell-count="1049" meta:object-count="0"/>
    <meta:user-defined meta:name="Info 1"/>
    <meta:user-defined meta:name="Info 2"/>
    <meta:user-defined meta:name="Info 3"/>
    <meta:user-defined meta:name="Info 4"/>
  </office:meta>
</office:document-meta>
</file>